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3cm" fo:margin-bottom="0cm" loext:contextual-spacing="false" fo:line-height="150%" fo:text-align="justify" style:justify-single-word="false" fo:text-indent="0.499cm" style:auto-text-indent="true"/>
      <style:text-properties officeooo:rsid="0019999a" officeooo:paragraph-rsid="0019999a"/>
    </style:style>
    <style:style style:name="P2" style:family="paragraph" style:parent-style-name="Standard">
      <style:paragraph-properties fo:margin-left="0cm" fo:margin-right="0cm" fo:margin-top="0.3cm" fo:margin-bottom="0cm" loext:contextual-spacing="false" fo:line-height="150%" fo:text-align="justify" style:justify-single-word="false" fo:text-indent="0.499cm" style:auto-text-indent="true"/>
      <style:text-properties officeooo:rsid="001a9488" officeooo:paragraph-rsid="001a9488"/>
    </style:style>
    <style:style style:name="P3" style:family="paragraph" style:parent-style-name="Standard">
      <style:paragraph-properties fo:margin-left="0cm" fo:margin-right="0cm" fo:margin-top="0.3cm" fo:margin-bottom="0cm" loext:contextual-spacing="false" fo:line-height="150%" fo:text-align="end" style:justify-single-word="false" fo:text-indent="0.499cm" style:auto-text-indent="true"/>
      <style:text-properties officeooo:rsid="00211591" officeooo:paragraph-rsid="00211591"/>
    </style:style>
    <style:style style:name="P4" style:family="paragraph" style:parent-style-name="Standard">
      <style:paragraph-properties fo:margin-left="0cm" fo:margin-right="0cm" fo:margin-top="0.3cm" fo:margin-bottom="0cm" loext:contextual-spacing="false" fo:line-height="150%" fo:text-align="end" style:justify-single-word="false" fo:text-indent="0.499cm" style:auto-text-indent="true"/>
      <style:text-properties fo:font-size="16pt" officeooo:rsid="00211591" officeooo:paragraph-rsid="00211591" style:font-size-asian="16pt" style:font-size-complex="16pt"/>
    </style:style>
    <style:style style:name="P5" style:family="paragraph" style:parent-style-name="Standard">
      <style:paragraph-properties fo:margin-left="0cm" fo:margin-right="0cm" fo:margin-top="0.3cm" fo:margin-bottom="0cm" loext:contextual-spacing="false" fo:line-height="150%" fo:text-align="center" style:justify-single-word="false" fo:text-indent="0.499cm" style:auto-text-indent="true"/>
      <style:text-properties fo:font-size="16pt" officeooo:rsid="00211591" officeooo:paragraph-rsid="00211591" style:font-size-asian="16pt" style:font-size-complex="16pt"/>
    </style:style>
    <style:style style:name="P6" style:family="paragraph" style:parent-style-name="Standard">
      <style:paragraph-properties fo:margin-left="0cm" fo:margin-right="0cm" fo:margin-top="0.3cm" fo:margin-bottom="0cm" loext:contextual-spacing="false" fo:line-height="150%" fo:text-align="center" style:justify-single-word="false" fo:text-indent="0.499cm" style:auto-text-indent="true" fo:break-before="page"/>
      <style:text-properties officeooo:rsid="001a9488" officeooo:paragraph-rsid="001a9488"/>
    </style:style>
    <style:style style:name="P7" style:family="paragraph" style:parent-style-name="Standard">
      <style:paragraph-properties fo:margin-left="0cm" fo:margin-right="0cm" fo:margin-top="0.3cm" fo:margin-bottom="0cm" loext:contextual-spacing="false" fo:line-height="150%" fo:text-align="center" style:justify-single-word="false" fo:text-indent="0cm" style:auto-text-indent="true"/>
      <style:text-properties officeooo:rsid="001a9488" officeooo:paragraph-rsid="001a9488"/>
    </style:style>
    <style:style style:name="P8" style:family="paragraph" style:parent-style-name="Standard">
      <style:paragraph-properties fo:margin-left="0cm" fo:margin-right="0cm" fo:margin-top="0.3cm" fo:margin-bottom="0cm" loext:contextual-spacing="false" fo:line-height="150%" fo:text-align="center" style:justify-single-word="false" fo:text-indent="0cm" style:auto-text-indent="true"/>
      <style:text-properties officeooo:rsid="001a9488" officeooo:paragraph-rsid="001cb095"/>
    </style:style>
    <style:style style:name="P9"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rsid="001a9488" officeooo:paragraph-rsid="001a9488"/>
    </style:style>
    <style:style style:name="P10"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rsid="001a9488" officeooo:paragraph-rsid="001cb095"/>
    </style:style>
    <style:style style:name="P11"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rsid="001cb095" officeooo:paragraph-rsid="001cb095"/>
    </style:style>
    <style:style style:name="P12"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rsid="001ea0f6" officeooo:paragraph-rsid="001ea0f6"/>
    </style:style>
    <style:style style:name="P13" style:family="paragraph" style:parent-style-name="Standard">
      <style:paragraph-properties fo:margin-left="0cm" fo:margin-right="0cm" fo:margin-top="0.3cm" fo:margin-bottom="0cm" loext:contextual-spacing="false" fo:line-height="150%" fo:text-align="center" style:justify-single-word="false" fo:text-indent="0cm" style:auto-text-indent="true"/>
      <style:text-properties officeooo:rsid="001ea0f6" officeooo:paragraph-rsid="001ea0f6"/>
    </style:style>
    <style:style style:name="P14"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fo:font-weight="bold" officeooo:rsid="001ea0f6" officeooo:paragraph-rsid="001ea0f6" style:font-weight-asian="bold" style:font-weight-complex="bold"/>
    </style:style>
    <style:style style:name="P15" style:family="paragraph" style:parent-style-name="Standard">
      <style:paragraph-properties fo:margin-left="0cm" fo:margin-right="0cm" fo:margin-top="0.3cm" fo:margin-bottom="0cm" loext:contextual-spacing="false" fo:line-height="150%" fo:text-align="justify" style:justify-single-word="false" fo:text-indent="0cm" style:auto-text-indent="true"/>
      <style:text-properties officeooo:rsid="0023e350" officeooo:paragraph-rsid="0023e350"/>
    </style:style>
    <style:style style:name="P16" style:family="paragraph" style:parent-style-name="Standard">
      <style:paragraph-properties fo:margin-left="0cm" fo:margin-right="0cm" fo:margin-top="0.3cm" fo:margin-bottom="0cm" loext:contextual-spacing="false" fo:line-height="150%" fo:text-align="center" style:justify-single-word="false" fo:text-indent="0cm" style:auto-text-indent="true"/>
      <style:text-properties officeooo:rsid="0023e350" officeooo:paragraph-rsid="0023e350"/>
    </style:style>
    <style:style style:name="P17" style:family="paragraph" style:parent-style-name="Standard">
      <style:paragraph-properties fo:margin-left="0cm" fo:margin-right="0cm" fo:margin-top="0.3cm" fo:margin-bottom="0cm" loext:contextual-spacing="false" fo:line-height="150%" fo:text-align="center" style:justify-single-word="false" fo:text-indent="0cm" style:auto-text-indent="true"/>
      <style:text-properties officeooo:rsid="0027b84c" officeooo:paragraph-rsid="0027b84c"/>
    </style:style>
    <style:style style:name="T1" style:family="text">
      <style:text-properties officeooo:rsid="001a9488"/>
    </style:style>
    <style:style style:name="T2" style:family="text">
      <style:text-properties officeooo:rsid="001acf9a"/>
    </style:style>
    <style:style style:name="T3" style:family="text">
      <style:text-properties officeooo:rsid="001cb095"/>
    </style:style>
    <style:style style:name="T4" style:family="text">
      <style:text-properties officeooo:rsid="0023e350"/>
    </style:style>
    <style:style style:name="T5" style:family="text">
      <style:text-properties officeooo:rsid="0025ce82"/>
    </style:style>
    <style:style style:name="T6" style:family="text">
      <style:text-properties officeooo:rsid="0027b8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4">Universidad Metropolitana Castro Carazo</text:p>
      <text:p text:style-name="P4">Didáctica General LD 5023</text:p>
      <text:p text:style-name="P4">Msc. Omar Leal Sánchez</text:p>
      <text:p text:style-name="P4">Alan Corrales Rodríguez</text:p>
      <text:p text:style-name="P5"/>
      <text:p text:style-name="P6">INTRODUCCIÓN</text:p>
      <text:p text:style-name="P1">En la actualidad es necesario contar con el desarrollo de nuestros métodos y técnicas que hagan de la educación el mejor medio por el cual nuestro futuro crezca de la mejor manera posible. Las adaptaciones que sufren todos lo procesos en la educación van mostrando y porque no así decirlo reaventando conceptos que se aplican en el día a día; podemos iniciar por <text:span text:style-name="T4">la</text:span> importancia de conocer la <text:span text:style-name="T1">didáctica</text:span> donde siempre se emprende la búsqueda a técnicas para la actualización <text:span text:style-name="T1">del contenido y formas de dar nuestras clases, además podemos mencionar temas de importancia como los métodos, recursos, técnicas, enseñanza que nos encamina por el aprendizaje con la importancia de estrategias que nos permiten dar a conocer formas actuales y consecuentes la materia y así evaluar lo aprendizajes para poder formar una carrera de vida y ajustarnos a entornos múltiples con capacidad de respuesta a una sociedad mas exigente.</text:span></text:p>
      <text:p text:style-name="P2">Por ende en el siguiente contenido se va ha mostrar una variedad de conceptos que son de vital conocimiento para nuestra vida profesional y personal, cabe destacar que este trabajo pretende <text:span text:style-name="T3">organizar</text:span>, entender y aplicar dichos conceptos a todo el espacio y tiempo donde se pueda compartir el claro ejemplo de una clase, sea de la entidad que este cargo, ya que el docente tiene por obligación siempre recordar y llevar a la practica dicho aprendizaje.</text:p>
      <text:p text:style-name="P7"/>
      <text:p text:style-name="P7">OBJETIVO <text:span text:style-name="T3">GENERAL</text:span></text:p>
      <text:p text:style-name="P11">Responder los conceptos básicos de la didáctica y llevar un acabo análisis de los mismos.</text:p>
      <text:p text:style-name="P11"/>
      <text:p text:style-name="P8">OBJETIVO <text:span text:style-name="T3">ESPECIFICOS</text:span></text:p>
      <text:p text:style-name="P10">Conocer y entender los conceptos que <text:s/>describen a bien una <text:span text:style-name="T3">educación</text:span> innovadora y fundamentada.</text:p>
      <text:p text:style-name="P10">Hacer de la enseñanza y el aprendizaje mas eficientes y por ende nuestro conocimiento acorde a las palabras y acciones del crecimiento al analizar los conceptos requeridos.</text:p>
      <text:p text:style-name="P9">Orientar con la adecuada <text:span text:style-name="T2">base</text:span> teórica nuestro trabajo y estudio, que es la docencia.</text:p>
      <text:p text:style-name="P13"><text:soft-page-break/>CONCEPTOS</text:p>
      <text:p text:style-name="P14">Didá<text:span text:style-name="T6">c</text:span>tica</text:p>
      <text:p text:style-name="P12">Es la rama de la Pedagogía que se encarga de buscar métodos y técnicas para mejorar la enseñanza, definiendo las pautas para conseguir que los conocimientos lleguen de una forma más eficaz a los educados.</text:p>
      <text:p text:style-name="P14">Metodología</text:p>
      <text:p text:style-name="P12">Es el conjunto de métodos por los cuales se regirá una investigación científica</text:p>
      <text:p text:style-name="P14">Técnica</text:p>
      <text:p text:style-name="P12">Una técnica es un conjunto de procedimientos reglamentados y pautas que se utiliza como medio para llegar a un cierto fin.</text:p>
      <text:p text:style-name="P14">Recurso</text:p>
      <text:p text:style-name="P12">Un recurso es una fuente o suministro del cual se produce un beneficio.1 Normalmente, los recursos son material u otros activos que son transformados para producir beneficio y en el proceso pueden ser consumidos o no estar más disponibles.</text:p>
      <text:p text:style-name="P14">Enseñanza</text:p>
      <text:p text:style-name="P12">La enseñanza es la acción y efecto de enseñar (instruir, adoctrinar y amaestrar con reglas o preceptos). Se trata del sistema y método de dar instrucción, formado por el conjunto de conocimientos, principios e ideas que se enseñan a alguien.</text:p>
      <text:p text:style-name="P14">Aprendizaje</text:p>
      <text:p text:style-name="P12">Se denomina aprendizaje al proceso de adquisición de conocimientos, habilidades, valores y actitudes, posibilitado mediante el estudio, la enseñanza o la experiencia.</text:p>
      <text:p text:style-name="P14">Estrategias Metodológicas</text:p>
      <text:p text:style-name="P12">Estas estrategias constituyen la secuencia de actividades planificadas y organizadas sistemáticamente, permitiendo la construcción de un conocimiento escolar y, en particular se articulan con las comunidades.</text:p>
      <text:p text:style-name="P12"><text:soft-page-break/>Las estrategias metodológicas permiten identificar principios, criterios y procedimientos que configuran la forma de actuar del docente en relación con la programación, implementación y evaluación del proceso de enseñanza aprendizaje.</text:p>
      <text:p text:style-name="P14">Evaluación Aprendizajes</text:p>
      <text:p text:style-name="P12">La evaluación de los aprendizajes se entiende como un proceso inherente al proceso educativo de enseñanza aprendizaje. Dicho proceso es una secuencia de pasos ordenados de tal manera que sucede en diferentes momentos a lo largo del proceso.</text:p>
      <text:p text:style-name="P12">La evaluación permite la obtención de información sobre un fenómeno determinado.</text:p>
      <text:p text:style-name="P12">La evaluación educativa de los aprendizajes permite la obtención de información relacionada a los aprendizajes que tiene, que ha obtenido, que ha desarrollado y/o a logrado alcanzar el estudiante, de acuerdo a los objetivos o competencias propuestas.</text:p>
      <text:p text:style-name="P14">Curriculum</text:p>
      <text:p text:style-name="P12">En la actualidad, la palabra currículum permite referirse al conjunto de experiencias de un sujeto, entre ellas las laborales, las educacionales y las vivenciales. El currículum resulta un requisito casi ineludible a la hora de presentarse para solicitar un empleo.</text:p>
      <text:p text:style-name="P14">Contextualización Curricular</text:p>
      <text:p text:style-name="P12">La contextualización curricular constituye un proceso a través del cual, las propuestas curriculares se ajustan a los parámetros particulares de los diversos entornos, instituciones y colectivos donde se aplicarán. En dicho proceso, la lógica de lo general, lo estandarizado, lo prescriptivo se contrapone a la lógica de lo local, lo situacional, lo adaptativo</text:p>
      <text:p text:style-name="P12"/>
      <text:p text:style-name="P16"/>
      <text:p text:style-name="P16"/>
      <text:p text:style-name="P16"/>
      <text:p text:style-name="P16"/>
      <text:p text:style-name="P16"/>
      <text:p text:style-name="P16"><text:soft-page-break/>CONCLUCIÓN</text:p>
      <text:p text:style-name="P15">Como se ha mencionado en el desarrollo de la contextualización de este trabajo, en la actualidad conforme nuestro entorno se expande a una globalización obliga a la educación también actualizarse donde se provocan que la base de pedagogías antiguas tengan que sufrir cambios y porque no así creando nuevas formas de enseñar, nuevas pedagogías en pro de una didáctica mas moderna y de conceptos mas aplicados a la realidad de una sociedad sorprendente y tecnológica.</text:p>
      <text:p text:style-name="P15"><text:s/>Como podemos ver estos conceptos nos muestran un abanico de ideas para poder ampliar nuestros procesos y sin duda provocar una mejora continua, pero como es claro estos no son los únicos aplicables por ende en el futuro podemos analizar y ampliar los gustos por mas y <text:span text:style-name="T5">mejores</text:span> conceptos, que a bien caen.</text:p>
      <text:p text:style-name="P15"/>
      <text:p text:style-name="P17">BIBLIOGRAFÍA</text:p>
      <text:p text:style-name="P15">Definición de didáctica - Qué es, Significado y Concepto. (s. f.). Recuperado 13 de septiembre de 2015, a partir de <text:a xlink:type="simple" xlink:href="http://definicion.de/didactica/" text:style-name="Internet_20_link" text:visited-style-name="Visited_20_Internet_20_Link">http://definicion.de/didactica/</text:a></text:p>
      <text:p text:style-name="P15">Definición de metodología - Qué es, Significado y Concepto. (s. f.). Recuperado 25 de septiembre de 2015, a partir de http://definicion.de/metodologia/#ixzz3laUIutet</text:p>
      <text:p text:style-name="P15">Definición de técnica - Qué es, Significado y Concepto. (s. f.). Recuperado 25 de septiembre de 2015, a partir de <text:a xlink:type="simple" xlink:href="http://definicion.de/tecnica/#ixzz3laUYvY5C" text:style-name="Internet_20_link" text:visited-style-name="Visited_20_Internet_20_Link">http://definicion.de/tecnica/#ixzz3laUYvY5C</text:a></text:p>
      <text:p text:style-name="P15">Definición de enseñanza - Qué es, Significado y Concepto. (s. f.). Recuperado 25 de septiembre de 2015, a partir de <text:a xlink:type="simple" xlink:href="http://definicion.de/ensenanza/#ixzz3laVZSvd7" text:style-name="Internet_20_link" text:visited-style-name="Visited_20_Internet_20_Link">http://definicion.de/ensenanza/#ixzz3laVZSvd7</text:a></text:p>
      <text:p text:style-name="P15">Definición de aprendizaje - Qué es, Significado y Concepto. (s. f.). Recuperado 25 de septiembre de 2015, a partir de http://definicion.de/aprendizaje/#ixzz3laVnLHr6</text:p>
      <text:p text:style-name="P15">Definición de currículum - Qué es, Significado y Concepto. (s. f.). Recuperado 25 de septiembre de 2015, a partir de http://definicion.de/curriculum/#ixzz3laXUobMm</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21:33:41.919252581</meta:creation-date>
    <dc:date>2015-09-24T22:27:31.183382671</dc:date>
    <meta:editing-duration>PT35M45S</meta:editing-duration>
    <meta:editing-cycles>9</meta:editing-cycles>
    <meta:generator>LibreOffice/4.4.2.2$Linux_X86_64 LibreOffice_project/40m0$Build-2</meta:generator>
    <meta:document-statistic meta:table-count="0" meta:image-count="0" meta:object-count="0" meta:page-count="5" meta:paragraph-count="47" meta:word-count="990" meta:character-count="6548" meta:non-whitespace-character-count="5603"/>
  </office:meta>
</office:document-meta>
</file>